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2">
      <style:text-properties fo:font-weight="normal" style:font-weight-asian="normal" style:font-weight-complex="normal"/>
    </style:style>
    <style:style style:name="P4" style:family="paragraph" style:parent-style-name="Standard" style:list-style-name="L3">
      <style:text-properties fo:font-weight="normal" style:font-weight-asian="normal" style:font-weight-complex="normal"/>
    </style:style>
    <style:style style:name="P5" style:family="paragraph" style:parent-style-name="Standard">
      <style:paragraph-properties fo:break-before="page"/>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Questions</text:p>
      <text:p text:style-name="P1"/>
      <text:p text:style-name="P1"/>
      <text:list xml:id="list5956938352813543616" text:style-name="L2">
        <text:list-item>
          <text:p text:style-name="P3">When should highway upkeep become necessary?</text:p>
        </text:list-item>
        <text:list-item>
          <text:p text:style-name="P3">How many resources should one expect a player to devote to upkeep?</text:p>
        </text:list-item>
        <text:list-item>
          <text:p text:style-name="P3">What can a player do to minimize the amount they spend on upkeep?</text:p>
        </text:list-item>
        <text:list-item>
          <text:p text:style-name="P3">How substantial of an activity should clearing and replanting forests be?</text:p>
        </text:list-item>
        <text:list-item>
          <text:p text:style-name="P3">What sorts of neighborhoods are the most improved by being able to clear and replant forests?</text:p>
          <text:list>
            <text:list-item>
              <text:p text:style-name="P3">Any neighborhood that lacks fields benefits enormously from being able to chop forests. Being able to plant forests becomes useful only in integration, for an isolated neighborhood with only fields can still produce textiles. Maps with very large amounts of forest could make clearing forests a critical complement of the game. But I don't think maps with a dearth of forests benefit substantially from replanting them. Either you have enough wood to support a city and don't need more forests, or you need forests and can never reach the city to begin with.</text:p>
            </text:list-item>
            <text:list-item>
              <text:p text:style-name="P3">There's definitely an asymmetry of utility between those two verbs, especially if the goal is to generate a single stable city configuration. However, I don't think they hold as central a place in the design as other mechanics, and so I don't think it's too important to worry much about them yet.</text:p>
            </text:list-item>
          </text:list>
        </text:list-item>
        <text:list-item>
          <text:p text:style-name="P3">How would one, by looking at a map or a section of a map, determine its resource potential?</text:p>
          <text:list>
            <text:list-item>
              <text:p text:style-name="P3">See 10 and 11.</text:p>
            </text:list-item>
          </text:list>
        </text:list-item>
        <text:list-item>
          <text:p text:style-name="P3">Should players be able to build HighwayManagers on nodes with ResourceDepots on them?</text:p>
          <text:list>
            <text:list-item>
              <text:p text:style-name="P3">That would make their placement a lot less awkward. After all, you'd almost certainly want to place a HighwayManager on a ResourceDepot, since the critical junctures of any transportation network will be centralized ResourceDepots. That'll make setting BlobSite permissions more difficult, though.</text:p>
            </text:list-item>
            <text:list-item>
              <text:p text:style-name="P3">Another option would be to make HighwayManager act as a ResourceDepot, so that it transfers resources along with facilitating more efficient highways.</text:p>
            </text:list-item>
          </text:list>
        </text:list-item>
        <text:list-item>
          <text:p text:style-name="P3">Are steel and lumber differentiated enough from each other to warrant tradeoffs between the two?</text:p>
          <text:list>
            <text:list-item>
              <text:p text:style-name="P3">One supports Industrial Towns while the other supports Suburban towns. Beyond that, there are no meaningful differences, which means that steel and lumber are meaningfully differentiated only indirectly by the differences between tier 3 productions. Those resources are perhaps not differentiated enough either. With such a small number of verbs and such a large number of resources it'll be hard to differentiate resources.</text:p>
            </text:list-item>
            <text:list-item>
              <text:p text:style-name="P3">One option is to change the way ResourceDepots are constructed. I could make ResourceDepots require exclusively steel, but then make wood a more important provision for tier 3 societies. But since ResourceDepots don't consume any sort of upkeep, that will make the usefulness of steel unstable, and it will become considerably less important over time. This seems like a bad plan to me, since the whole game at this stage revolves around generating continuous flows of resources.</text:p>
            </text:list-item>
          </text:list>
        </text:list-item>
        <text:list-item>
          <text:p text:style-name="P3">How would one know the consequences of placing a ResourceDepot at a particular location?</text:p>
        </text:list-item>
        <text:list-item>
          <text:p text:style-name="P3">How would one reason about the interconnections between neighborhoods, and how they affect gameplay?</text:p>
          <text:list>
            <text:list-item>
              <text:p text:style-name="P3">You might be able to reason about the map or a section of the map the same way you'd reason about neighborhoods. Consider each neighborhood as a possible input, output, or hub for larger numbers of higher tier resources to be funnelled into more complex societies. It's this is made more complex by neighborhoods being capable of exporting different types and quantities of resources, and especially more complex if players start exporting raw materials. I can mitigate the latter problem via Highway capacities that make shipping any raw resource besides food impractical. The former is a desirable <text:soft-page-break/>feature, so I'll just have to think about ranges of possible neighborhood configurations rather than specific compositions.</text:p>
            </text:list-item>
          </text:list>
        </text:list-item>
        <text:list-item>
          <text:p text:style-name="P3">Are there meaningful society shapes other than triangles one can make?</text:p>
          <text:list>
            <text:list-item>
              <text:p text:style-name="P3">It seems to me that every society shape is defined by a hub (where the society must lie), some number of neighboring input nodes, and at least one neighboring output node. The traditional triangular society has one hub, two input nodes, and one output node. But if we reason about society shapes in this manner, then we can identify a wide range of possible configurations with some number of hubs, inputs, and outputs.</text:p>
            </text:list-item>
            <text:list-item>
              <text:p text:style-name="P3">By that logic, we might start to reason about map design as a whole. Its interconnections between other neighborhoods define its output nodes. Those, in turn, inform us which hub nodes we can choose, which then informs with input nodes we can choose. Using this logic, we can reason about any particular neighborhood by starting with the entry point and working out from there.</text:p>
            </text:list-item>
            <text:list-item>
              <text:p text:style-name="P3">Though there is a wrinkle to this consideration. What happens when players decide to build ResourceDepots further into the neighborhood? That ends up compromising some of the neighborhood's productivity in exchange for more options. Can we design neighborhoods that take that into account? Can we design neighborhoods with different production opportunities from different inputs?</text:p>
            </text:list-item>
            <text:list-item>
              <text:p text:style-name="P3">This framework leaves open the question of mass importing. What happens when a player points a highway full of resources into a neighborhood? In all likelihood it leads to unpredictable things that we would never be able to manage in isolation. We could still manage to reason about the surplus resources a player might have access to, and assume that some number of neighborhoods will be clobbered by a town or city. Then it's up to the player not to clobber the neighborhoods they need, opting instead for the surplus ones.</text:p>
            </text:list-item>
          </text:list>
        </text:list-item>
      </text:list>
      <text:p text:style-name="P2"/>
      <text:p text:style-name="P1"/>
      <text:p text:style-name="P5">3.2 Experiments</text:p>
      <text:p text:style-name="P1"/>
      <text:list xml:id="list7545298273829308750" text:style-name="L3">
        <text:list-item>
          <text:p text:style-name="P4">Using the technique suggested by questions 10 and 11, develop a collection of neighborhoods that can generate different pallettes of all the tier 2 resources.</text:p>
        </text:list-item>
        <text:list-item>
          <text:p text:style-name="P4">Take the neighborhoods designed in experiment 1 and figure out what pushing ResourceDepots further into them would accomplish, if anything.</text:p>
        </text:list-item>
        <text:list-item>
          <text:p text:style-name="P4">Build neighborhoods that can produce 1 tier 2 resource normally, and another less efficiently if you push ResourceDepots into its interi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9M43S</meta:editing-duration>
    <meta:editing-cycles>4</meta:editing-cycles>
    <meta:generator>OpenOffice/4.1.1$Win32 OpenOffice.org_project/411m6$Build-9775</meta:generator>
    <dc:date>2017-05-10T12:44:02.89</dc:date>
    <meta:document-statistic meta:table-count="0" meta:image-count="0" meta:object-count="0" meta:page-count="3" meta:paragraph-count="28" meta:word-count="988" meta:character-count="6049"/>
    <meta:user-defined meta:name="Info 1"/>
    <meta:user-defined meta:name="Info 2"/>
    <meta:user-defined meta:name="Info 3"/>
    <meta:user-defined meta:name="Info 4"/>
  </office:meta>
</office:document-meta>
</file>